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1f5c27" officeooo:paragraph-rsid="001f5c27" style:font-size-asian="17.5pt" style:font-size-complex="20pt"/>
    </style:style>
    <style:style style:name="P2" style:family="paragraph" style:parent-style-name="Standard" style:list-style-name="L3">
      <style:paragraph-properties fo:text-align="start" style:justify-single-word="false"/>
      <style:text-properties officeooo:paragraph-rsid="001f5c27"/>
    </style:style>
    <style:style style:name="P3" style:family="paragraph" style:parent-style-name="Standard">
      <style:paragraph-properties fo:text-align="end" style:justify-single-word="false"/>
      <style:text-properties officeooo:rsid="001f5c27" officeooo:paragraph-rsid="001f5c27"/>
    </style:style>
    <style:style style:name="P4" style:family="paragraph" style:parent-style-name="Standard">
      <style:paragraph-properties fo:text-align="center" style:justify-single-word="false"/>
      <style:text-properties fo:font-size="40pt" officeooo:rsid="001f5c27" officeooo:paragraph-rsid="001f5c27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22pt" officeooo:rsid="001f5c27" officeooo:paragraph-rsid="001f5c27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1f5c27" officeooo:paragraph-rsid="001f5c27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16pt" officeooo:rsid="001f5c27" officeooo:paragraph-rsid="001f5c27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officeooo:paragraph-rsid="001f5c27"/>
    </style:style>
    <style:style style:name="P9" style:family="paragraph" style:parent-style-name="Standard">
      <style:paragraph-properties fo:text-align="start" style:justify-single-word="false"/>
      <style:text-properties fo:font-size="14pt" officeooo:rsid="001f5c27" officeooo:paragraph-rsid="001f5c2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5c27" officeooo:paragraph-rsid="001f5c27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officeooo:paragraph-rsid="001f5c2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1f5c27" style:font-size-asian="14pt" style:font-size-complex="14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officeooo:rsid="001f5c27" officeooo:paragraph-rsid="001f5c2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f5c27" officeooo:paragraph-rsid="001f5c27" style:font-size-asian="14pt" style:font-size-complex="14pt"/>
    </style:style>
    <style:style style:name="T1" style:family="text">
      <style:text-properties loext:padding="0in" loext:border="non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f5c27" style:font-size-asian="16pt" style:font-size-complex="16pt"/>
    </style:style>
    <style:style style:name="T4" style:family="text">
      <style:text-properties fo:font-size="16pt" style:font-size-asian="16pt" style:font-size-complex="16pt" loext:padding="0in" loext:border="none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4pt" style:text-underline-style="none" fo:font-weight="normal" officeooo:rsid="001f5c27" style:font-size-asian="12.25pt" style:font-weight-asian="normal" style:font-size-complex="14pt" style:font-weight-complex="normal"/>
    </style:style>
    <style:style style:name="T8" style:family="text">
      <style:text-properties style:text-underline-style="none" fo:font-weight="normal" officeooo:rsid="001f5c27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2ο Project 2023-2024, Αναφορά Ομάδα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><text:span text:style-name="T3">Παντελής Φλουρής, up1093507, </text:span><text:a xlink:type="simple" xlink:href="mailto:up1093507@ac.upatras.gr" text:style-name="Internet_20_link" text:visited-style-name="Visited_20_Internet_20_Link"><text:span text:style-name="T4">up1093507@ac.upatras.gr</text:span></text:a></text:p>
      <text:p text:style-name="P3"><text:span text:style-name="T4">Αγγελος Μενεγάτος, up1093426, </text:span><text:a xlink:type="simple" xlink:href="mailto:up1093426@ac.upatras.gr" text:style-name="Internet_20_link" text:visited-style-name="Visited_20_Internet_20_Link"><text:span text:style-name="T4">up1093426@ac.upatras.gr</text:span></text:a></text:p>
      <text:p text:style-name="P7"><text:span text:style-name="T1">Χρυσάφης Κολτσάκης, up1084671, </text:span><text:a xlink:type="simple" xlink:href="mailto:up1093426@ac.upatras.gr" text:style-name="Internet_20_link" text:visited-style-name="Visited_20_Internet_20_Link"><text:span text:style-name="T1">up1084671@ac.upatras.gr</text:span></text:a></text:p>
      <text:p text:style-name="P7"><text:span text:style-name="T1">Γιώργος Αμαξοπουλος</text:span></text:p>
      <text:p text:style-name="P7"><text:span text:style-name="T1"/></text:p>
      <text:p text:style-name="P9"/>
      <text:p text:style-name="P6"><text:soft-page-break/><text:span text:style-name="T6">Βοηθητικές συναρτησεις – queue (functions.c)</text:span></text:p>
      <text:p text:style-name="P6"><text:span text:style-name="T6"/></text:p>
      <text:p text:style-name="P5"><text:span text:style-name="T6"/></text:p>
      <text:list text:style-name="L3">
        <text:list-item>
          <text:p text:style-name="P2"><text:span text:style-name="T7">Υλοποιήσαμε μια ουρά, η οποια κραταει στα nodes της το PID της διεργασίας που ειναι συνδεδεμενη μαζι της (καθε node αντιστοιχει σε μια εντολη που εκτελειται απο μια διεργασια-παιδι). </text:span></text:p>
          <text:p text:style-name="P11"><text:span text:style-name="T8"/></text:p>
        </text:list-item>
        <text:list-item>
          <text:p text:style-name="P11"><text:span text:style-name="T8">Χρησιμοποιήσαμε την συναρτηση get_wtime(void) (που μας ειχατε δώσει στο πρώτο project) για χρονικους υπολογισμους.</text:span></text:p>
        </text:list-item>
      </text:list>
      <text:p text:style-name="P12"><text:span text:style-name="T8"/></text:p>
      <text:list text:continue-numbering="true" text:style-name="L3">
        <text:list-item>
          <text:p text:style-name="P13">Για λογους ευκολιας, δημιουργησαμε μια συναρτηση που ελεγχει εαν η ουρα μας ειναι κενη.</text:p>
        </text:list-item>
      </text:list>
      <text:p text:style-name="P14"/>
      <text:p text:style-name="P14"><text:tab/></text:p>
      <text:p text:style-name="P14">Τα nodes περιεχουν πληροφοριες για το PID της διεργασιας, την εντολη που εκτελουν, την κατασταση της διεργασιας και εναν δεικτη στο επομενο node.</text:p>
      <text:p text:style-name="P6"><text:span text:style-name="T6"/></text:p>
      <text:p text:style-name="P6"><text:span text:style-name="T6"/></text:p>
      <text:p text:style-name="P6"><text:span text:style-name="T6">Πρώτη φαση</text:span></text:p>
      <text:p text:style-name="P9"><text:span text:style-name="T5"/></text:p>
      <text:p text:style-name="P10"><text:span text:style-name="T2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2:38:40.369468349</meta:creation-date>
    <dc:date>2024-01-15T23:38:34.195385250</dc:date>
    <meta:editing-duration>PT59M54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14" meta:word-count="109" meta:character-count="803" meta:non-whitespace-character-count="705"/>
  </office:meta>
</office:document-meta>
</file>